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Oo replaces on Windows the type 'S' (stateAndProvinceName) to 'ST'. This affects the subject and issuer distinguished names. </text:p>
      <text:p text:style-name="Standard">Certificates:</text:p>
      <text:p text:style-name="Standard"/>
      <text:p text:style-name="Standard"/>
      <text:p text:style-name="Standard">uno1_stateAndProvince_replacement3.cer</text:p>
      <text:p text:style-name="Standard"/>
      <text:p text:style-name="Standard">E = uno1@openoffice.org</text:p>
      <text:p text:style-name="Standard">ST = Sachsen</text:p>
      <text:p text:style-name="Standard">CN = uno1 stateAndProvice replacement3</text:p>
      <text:p text:style-name="Standard">OU = ST=OOO</text:p>
      <text:p text:style-name="Standard">O = ST=OOO</text:p>
      <text:p text:style-name="Standard">C = 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7T09:48:41.73</meta:creation-date>
    <dc:date>2009-08-27T13:04:38.87</dc:date>
    <meta:editing-duration>PT00H44M57S</meta:editing-duration>
    <meta:editing-cycles>9</meta:editing-cycles>
    <meta:generator>StarOffice/9$Win32 OpenOffice.org_project/300m51$Build-9408$CWS-encsig09</meta:generator>
    <meta:document-statistic meta:table-count="0" meta:image-count="0" meta:object-count="0" meta:page-count="1" meta:paragraph-count="9" meta:word-count="40" meta:character-count="277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27004b0061008300a200f1004c00e10097006e005300940034003a00b9009f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J6+xrISPrqGM29urMETcqENq+4U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bejk9RBApk0+bDd1Cnvl2+DUWdQ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xOnvyFJtTjIU1Fn8+sIcMtB9oLM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XFjj6UIr9NilecCbNeer/v18rwc=</DigestValue>
      </Reference>
      <Reference URI="Thumbnails/thumbnail.png">
        <DigestMethod Algorithm="http://www.w3.org/2000/09/xmldsig#sha1"/>
        <DigestValue>DtQfqq/Jb9Q9Vehb9dQIAbp1pJ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YLZO50TTksoDAnXM8N2XSzmkGIU=</DigestValue>
      </Reference>
      <Reference URI="#ID_007c003f0024002200630085004c009300a800a70085002d00140089000a00ad">
        <DigestMethod Algorithm="http://www.w3.org/2000/09/xmldsig#sha1"/>
        <DigestValue>uaYcP38/B+UOYTZ0z0K984flusU=</DigestValue>
      </Reference>
    </SignedInfo>
    <SignatureValue>Ks+YM8K7MXf3FycIVQPrj8rfbqYbGSwDhAoxwc3Sh451D6FX6irm4mRuuq2AWE7b
QatasKB+4ed3nWUXgFEXSbBbGgKfTTh5u7QDxLNqCO7b/YtfnU4Qx8GjpkkXcgx9
siNJJDWWLWttxyifmtZgl0zHNX+I6u/3XOv7asQ2bAk=</SignatureValue>
    <KeyInfo>
      <X509Data>
        <X509IssuerSerial>
          <X509IssuerName>CN=Ascertia Public CA 1, O=Ascertia, C=GB</X509IssuerName>
          <X509SerialNumber>20492556465437576145</X509SerialNumber>
        </X509IssuerSerial>
        <X509Certificate>MIIEfDCCA2SgAwIBAgIJARxkL4f2CovRMA0GCSqGSIb3DQEBBQUAMD8xCzAJBgNV
BAYTAkdCMREwDwYDVQQKEwhBc2NlcnRpYTEdMBsGA1UEAxMUQXNjZXJ0aWEgUHVi
bGljIENBIDEwHhcNMDkwODI3MTA0NDM5WhcNMDkwOTI2MTA0NDM5WjCBkTELMAkG
A1UEBhMCREUxDzANBgNVBAoTBlNUPU9PTzEPMA0GA1UECxMGU1Q9T09PMSowKAYD
VQQDEyF1bm8xIHN0YXRlQW5kUHJvdmljZSByZXBsYWNlbWVudDMxEDAOBgNVBAgT
B1NhY2hzZW4xIjAgBgkqhkiG9w0BCQEWE3VubzFAb3Blbm9mZmljZS5vcmcwgZ8w
DQYJKoZIhvcNAQEBBQADgY0AMIGJAoGBALWtkV/evIWddGg8gaSHwMpaIdk6mjEJ
iV//Exlp7NfgmcnxoSIMcHUlvMAy80lCm56kCMJD7yLcXqJZOshrktcLcIcrPItw
T7dQLnrwEGHim6ZozNdJEc8hpL+kvtEsv9/gPDaZ0JMouarV+qDIO0aWcVezVwe1
Qcbd4HStzd8hAgMBAAGjggGqMIIBpjAOBgNVHQ8BAf8EBAMCBeAwDAYDVR0TAQH/
BAIwADCB0QYDVR0gBIHJMIHGMIHDBgorBgEEAfxJAQEBMIG0MIGxBggrBgEFBQcC
AjCBpBqBoUNlcnRpZmljYXRlcyBpc3N1ZWQgdW5kZXIgdGhpcyBwb2xpY3kgYXJl
IHRvIHVuYXV0aGVudGljYXRlZCBpbmRpdmlkdWFscy4gIFBsZWFzZSBkbyBub3Qg
dXNlIHN1Y2ggY2VydGlmaWNhdGVzIGZvciB2YWx1YWJsZSB0cmFuc2FjdGlvbnMu
ICBOTyBMSUFCSUxJVFkgQUNDRVBURUQuMF4GA1UdHwRXMFUwU6BRoE+GTWh0dHA6
Ly93d3cuYXNjZXJ0aWEuY29tL29ubGluZUNBL2NybHMvQXNjZXJ0aWFQdWJsaWND
QTEvQXNjZXJ0aWFQdWJsaWNDQTEuY3JsMD0GCCsGAQUFBwEBBDEwLzAtBggrBgEF
BQcwAYYhaHR0cDovL29jc3AuZ2xvYmFsdHJ1c3RmaW5kZXIuY29tMBMGA1UdJQQM
MAoGCCsGAQUFBwMEMA0GCSqGSIb3DQEBBQUAA4IBAQBRCWZkeyn+HuyMctDKnS3C
nWTZWAPBCoXptau+9bNTQHOBtXMD3doIUoWsjC3Ldbk8tiXJMtC19xgyZWdavtio
T9wOwhPmy8WQWcLZL9jutroFFD8SUNNfzEEknCVbb+EMlZ90REI8yoe5CyF6cT1k
rLpg+rqClmMH9vMIA25KsqcGSivZX2k836P3PtJuHW0n63AzmeLZLvISlZOFZd2S
JKZ0qS5hg97bazolaaYY8Pd4pqzhe22KJ8teQhBdGggwlv8f3KZ7+wP7NIFmHWOu
N/gunt0sMZxAFSwSrnahOSfG382lB1qDzFEQuBlybLnOUcqtVNDMLYUDg0pKIsZa</X509Certificate>
      </X509Data>
    </KeyInfo>
    <Object>
      <SignatureProperties>
        <SignatureProperty Id="ID_007c003f0024002200630085004c009300a800a70085002d00140089000a00ad" Target="#ID_0027004b0061008300a200f1004c00e10097006e005300940034003a00b9009f">
          <dc:date xmlns:dc="http://purl.org/dc/elements/1.1/">2009-08-27T13:04:49,04</dc:date>
        </SignatureProperty>
      </SignatureProperties>
    </Object>
  </Signature>
</document-signatures>
</file>